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4.92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5.71cm"/>
    </style:style>
    <style:style style:name="co5" style:family="table-column">
      <style:table-column-properties fo:break-before="auto" style:column-width="5.248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1.817cm"/>
    </style:style>
    <style:style style:name="co9" style:family="table-column">
      <style:table-column-properties fo:break-before="auto" style:column-width="6.8cm"/>
    </style:style>
    <style:style style:name="co10" style:family="table-column">
      <style:table-column-properties fo:break-before="auto" style:column-width="5.928cm"/>
    </style:style>
    <style:style style:name="co11" style:family="table-column">
      <style:table-column-properties fo:break-before="auto" style:column-width="5.9cm"/>
    </style:style>
    <style:style style:name="co12" style:family="table-column">
      <style:table-column-properties fo:break-before="auto" style:column-width="2.443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58.49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2.427cm" fo:break-before="auto" style:use-optimal-row-height="false"/>
    </style:style>
    <style:style style:name="ro3" style:family="table-row">
      <style:table-row-properties style:row-height="1.637cm" fo:break-before="auto" style:use-optimal-row-height="false"/>
    </style:style>
    <style:style style:name="ro4" style:family="table-row">
      <style:table-row-properties style:row-height="2.032cm" fo:break-before="auto" style:use-optimal-row-height="false"/>
    </style:style>
    <style:style style:name="ro5" style:family="table-row">
      <style:table-row-properties style:row-height="2.822cm" fo:break-before="auto" style:use-optimal-row-height="false"/>
    </style:style>
    <style:style style:name="ro6" style:family="table-row">
      <style:table-row-properties style:row-height="0.8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1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3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especie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elagem</text:p>
          </table:table-cell>
          <table:table-cell table:style-name="ce5" office:value-type="string" calcext:value-type="string">
            <text:p>nascimento</text:p>
          </table:table-cell>
          <table:table-cell table:style-name="ce7" office:value-type="string" calcext:value-type="string">
            <text:p>chip</text:p>
          </table:table-cell>
          <table:table-cell table:number-columns-repeated="2" table:style-name="ce7" office:value-type="string" calcext:value-type="string">
            <text:p>skip</text:p>
          </table:table-cell>
          <table:table-cell table:style-name="ce7" office:value-type="string" calcext:value-type="string">
            <text:p>cobert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1" office:value-type="string" calcext:value-type="string">
            <text:p>preco</text:p>
          </table:table-cell>
          <table:table-cell table:style-name="ce13" office:value-type="string" office:string-value="skip" calcext:value-type="string">
            <text:p><text:s/>skip</text:p>
          </table:table-cell>
          <table:table-cell table:style-name="ce16" office:value-type="string" calcext:value-type="string">
            <text:p>observaco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FINIDO</text:p>
          </table:table-cell>
          <table:table-cell table:style-name="ce2" office:value-type="string" calcext:value-type="string">
            <text:p>RUÃO</text:p>
          </table:table-cell>
          <table:table-cell table:style-name="ce6" office:value-type="date" office:date-value="2023-07-24" calcext:value-type="date">
            <text:p>24/07/2023</text:p>
          </table:table-cell>
          <table:table-cell table:style-name="ce8" office:value-type="float" office:value="4268" calcext:value-type="float">
            <text:p>4268</text:p>
          </table:table-cell>
          <table:table-cell table:style-name="ce8" table:number-columns-repeated="3"/>
          <table:table-cell table:style-name="ce2" office:value-type="string" calcext:value-type="string">
            <text:p>CJSA ENZO</text:p>
          </table:table-cell>
          <table:table-cell table:style-name="ce2" office:value-type="string" calcext:value-type="string">
            <text:p>MAAB NEVADA</text:p>
          </table:table-cell>
          <table:table-cell table:style-name="ce12" office:value-type="float" office:value="36000" calcext:value-type="float">
            <text:p>36000,00</text:p>
          </table:table-cell>
          <table:table-cell table:style-name="ce14" office:value-type="float" office:value="3600" calcext:value-type="float">
            <text:p><text:s/>R$ 3.600,00 </text:p>
          </table:table-cell>
          <table:table-cell table:style-name="ce10" office:value-type="string" calcext:value-type="string">
            <text:p>Filho do “CJSA ENZO” , nosso reprodutor ruão da Fazenda Nossa Senhora de Lourdes no Paraná, ele é neto do Ênea Campeão Nacional Progênie de Pai “DIADEMA MAAB”.</text:p>
            <text:p>Oportunidade de adquirir um dos melhores jumentos para quem é apaixonado em genética!</text:p>
            <text:p>Jumento precoce, muito bem caracterizado nos padrões da raça Pêga, extremamente marchador, indicado para colocar tanto em jumentas como para produzir muares diferenciados. </text:p>
            <text:p>Jumento de grande futuro!</text:p>
            <text:p/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M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4-24" calcext:value-type="date">
            <text:p>24/04/2023</text:p>
          </table:table-cell>
          <table:table-cell table:style-name="ce8" office:value-type="float" office:value="1563" calcext:value-type="float">
            <text:p>1563</text:p>
          </table:table-cell>
          <table:table-cell table:style-name="ce8" table:number-columns-repeated="3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MAAB AMELIA</text:p>
          </table:table-cell>
          <table:table-cell table:style-name="ce12" office:value-type="float" office:value="36000" calcext:value-type="float">
            <text:p>36000,00</text:p>
          </table:table-cell>
          <table:table-cell table:style-name="ce14" office:value-type="float" office:value="3600" calcext:value-type="float">
            <text:p><text:s/>R$ 3.600,00 </text:p>
          </table:table-cell>
          <table:table-cell table:style-name="ce10" office:value-type="string" calcext:value-type="string">
            <text:p>Filho do “MAAB MUSTANG” Grande Campeão Nacional e Campeão Melhor Cabeça.</text:p>
            <text:p>Jumento de pelagem pelo de rato, com 1 ano de idade, bem desenvolvido, muito marchador, cabeça e orelhas perfeitas, muito bem caracterizado nos padrões da raça pêga.</text:p>
            <text:p/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NGOSO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3-21" calcext:value-type="date">
            <text:p>21/03/2023</text:p>
          </table:table-cell>
          <table:table-cell table:style-name="ce8" office:value-type="float" office:value="3913" calcext:value-type="float">
            <text:p>3913</text:p>
          </table:table-cell>
          <table:table-cell table:style-name="ce8" table:number-columns-repeated="3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LENDA DO CURTUME VELHO</text:p>
          </table:table-cell>
          <table:table-cell table:style-name="ce12" office:value-type="float" office:value="40000" calcext:value-type="float">
            <text:p>40000,00</text:p>
          </table:table-cell>
          <table:table-cell table:style-name="ce14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Filho do Campeão Nacional cria ao pé “MAAB TRIBUTO” que é filho da Tetra Grande Campeã Nacional “XALANA MAAB”. Jumento de pelagem pelo de rato. Animal precoce, bem desenvolvido, muito marchador, cabeça e orelhas perfeitas, muito bem caracterizado nos padrões da raça pêga.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NGO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3-12" calcext:value-type="date">
            <text:p>12/03/2023</text:p>
          </table:table-cell>
          <table:table-cell table:style-name="ce8" office:value-type="float" office:value="1532" calcext:value-type="float">
            <text:p>1532</text:p>
          </table:table-cell>
          <table:table-cell table:style-name="ce8" table:number-columns-repeated="3"/>
          <table:table-cell table:style-name="ce2" office:value-type="string" calcext:value-type="string">
            <text:p>MAAB TABU </text:p>
          </table:table-cell>
          <table:table-cell table:style-name="ce2" office:value-type="string" calcext:value-type="string">
            <text:p>MAAB ALIANÇA</text:p>
          </table:table-cell>
          <table:table-cell table:style-name="ce12" office:value-type="float" office:value="40000" calcext:value-type="float">
            <text:p>40000,00</text:p>
          </table:table-cell>
          <table:table-cell table:style-name="ce14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Filho do Campeão Nacional cria ao pé “MAAB TABU” que é filho da “MAAB NICOLE” Tri Grande Campeã Nacional, uma das principais jumentas da Fazenda Mula Preta e filha do “GUARANI MAAB” Tri Grande Campeão Nacional, recordista de preço, comercializado no Leilão ABCJPÊGA (ENAPÊGA 2022) por R$600.000,00.</text:p>
            <text:p>Um jumento muito marchador, com uma morfologia muito bonita, belo conjunto de frente, indicado tanto para fazer muares quanto para jumentas, oportunidade de se adquirir genética de campeões.</text:p>
            <text:p/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DGE</text:p>
          </table:table-cell>
          <table:table-cell table:style-name="ce2" office:value-type="string" calcext:value-type="string">
            <text:p>PRETO</text:p>
          </table:table-cell>
          <table:table-cell table:style-name="ce6" office:value-type="date" office:date-value="2023-03-03" calcext:value-type="date">
            <text:p>03/03/2023</text:p>
          </table:table-cell>
          <table:table-cell table:style-name="ce8" office:value-type="float" office:value="1504" calcext:value-type="float">
            <text:p>1504</text:p>
          </table:table-cell>
          <table:table-cell table:style-name="ce8" table:number-columns-repeated="3"/>
          <table:table-cell table:style-name="ce2" office:value-type="string" calcext:value-type="string">
            <text:p>MAJOR MF TRES PONTOS</text:p>
          </table:table-cell>
          <table:table-cell table:style-name="ce2" office:value-type="string" calcext:value-type="string">
            <text:p>MAAB NEGALI</text:p>
          </table:table-cell>
          <table:table-cell table:style-name="ce12" office:value-type="float" office:value="42000" calcext:value-type="float">
            <text:p>42000,00</text:p>
          </table:table-cell>
          <table:table-cell table:style-name="ce14" office:value-type="float" office:value="4200" calcext:value-type="float">
            <text:p><text:s/>R$ 4.200,00 </text:p>
          </table:table-cell>
          <table:table-cell table:style-name="ce10" office:value-type="string" calcext:value-type="string">
            <text:p>Jumento de pelagem diferenciada preto, com 1 ano de idade, muito precoce, extremamente marchador e morfologia impecável, com orelhas gavionadas e bem implantadas.</text:p>
            <text:p>Oportunidade de adquirir um jumento para fazer as famosas mulas de pelagem exótica!!</text:p>
            <text:p/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NTE</text:p>
          </table:table-cell>
          <table:table-cell table:style-name="ce2" office:value-type="string" calcext:value-type="string">
            <text:p>RUÃO</text:p>
          </table:table-cell>
          <table:table-cell table:style-name="ce6" office:value-type="date" office:date-value="2023-01-03" calcext:value-type="date">
            <text:p>03/01/2023</text:p>
          </table:table-cell>
          <table:table-cell table:style-name="ce8" office:value-type="float" office:value="1512" calcext:value-type="float">
            <text:p>1512</text:p>
          </table:table-cell>
          <table:table-cell table:style-name="ce8" table:number-columns-repeated="3"/>
          <table:table-cell table:style-name="ce2" office:value-type="string" calcext:value-type="string">
            <text:p>MAAB TUTANO</text:p>
          </table:table-cell>
          <table:table-cell table:style-name="ce2" office:value-type="string" calcext:value-type="string">
            <text:p>MAAB VITROLA</text:p>
          </table:table-cell>
          <table:table-cell table:style-name="ce12" office:value-type="float" office:value="40000" calcext:value-type="float">
            <text:p>40000,00</text:p>
          </table:table-cell>
          <table:table-cell table:style-name="ce14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Jumento filho do “MAAB TUTANO” que é um jumento pêlo de rato legítimo, último filho que ficou reservado na Fazenda Mula Preta do Ênea Campeão Nacional Progênie de Pai “DIADEMA MAAB” na jumenta “MAAB VITROLA”, que é filha do Hexa Grande Campeão Nacional “BEIJA FLOR MAAB”, <text:s/>jumento de muito futuro, muito marchador e muito bem caracterizado nos padrões da raça pêga. 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NUS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10-08" calcext:value-type="date">
            <text:p>08/10/2023</text:p>
          </table:table-cell>
          <table:table-cell table:style-name="ce2" office:value-type="float" office:value="4236" calcext:value-type="float">
            <text:p>4236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TABU </text:p>
          </table:table-cell>
          <table:table-cell table:style-name="ce2" office:value-type="string" calcext:value-type="string">
            <text:p>MAAB SAFIRA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retirada da reserva da Fazenda Mula Preta para abrilhantar este evento, muito marchadeira, caracterização racial nos padrões da raça pêga.</text:p>
            <text:p>Filha do Campeão Nacional cria ao pé “MAAB TABU” que é filho da “MAAB NICOLE” Tri Grande Campeã Nacional, uma das principais jumentas da Fazenda Mula Preta e filha do “GUARANI MAAB” Tri Grande Campeão Nacional, recordista de preço, comercializado no Leilão ABCJPÊGA (ENAPÊGA 2022) por R$600.000,00. </text:p>
            <text:p/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ULCE</text:p>
          </table:table-cell>
          <table:table-cell table:style-name="ce3" office:value-type="string" calcext:value-type="string">
            <text:p>PELO DE RATO</text:p>
          </table:table-cell>
          <table:table-cell table:style-name="ce6" office:value-type="date" office:date-value="2023-08-29" calcext:value-type="date">
            <text:p>29/08/2023</text:p>
          </table:table-cell>
          <table:table-cell table:style-name="ce2" office:value-type="float" office:value="4234" calcext:value-type="float">
            <text:p>4234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MAAB NEGONA</text:p>
          </table:table-cell>
          <table:table-cell table:style-name="ce12" office:value-type="float" office:value="30000" calcext:value-type="float">
            <text:p>30000,00</text:p>
          </table:table-cell>
          <table:table-cell table:style-name="ce15" office:value-type="float" office:value="3000" calcext:value-type="float">
            <text:p>R$ 3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pelo de rato, muito bem caracterizada nos padrões da raça Pêga, belo conjunto de frente (cabeça, orelhas e pescoço) e muito marchadeira. </text:p>
            <text:p>Linda jumenta de muito futuro, tanto nas pistas como para reprodução.</text:p>
            <text:p/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IA</text:p>
          </table:table-cell>
          <table:table-cell table:style-name="ce2" office:value-type="string" calcext:value-type="string">
            <text:p>TORDILHA</text:p>
          </table:table-cell>
          <table:table-cell table:style-name="ce6" office:value-type="date" office:date-value="2023-08-02" calcext:value-type="date">
            <text:p>02/08/2023</text:p>
          </table:table-cell>
          <table:table-cell table:style-name="ce2" office:value-type="float" office:value="4211" calcext:value-type="float">
            <text:p>4211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SULTÃO</text:p>
          </table:table-cell>
          <table:table-cell table:style-name="ce2" office:value-type="string" calcext:value-type="string">
            <text:p>MAAB UBERABA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 pelagem tordilha, filha do “MAAB SULTÃO” Grande Campeão Nacional.</text:p>
            <text:p>Na sua linhagem materna, sua mãe “MAAB UBERABA” é filha do Bi Grande Campeão Nacional e Bi Campeão Progênie de Pai “ALECRIM MAAB”</text:p>
            <text:p>Jumenta muito marchadeira, belo conjunto de frente (cabeça, orelhas e pescoço).</text:p>
            <text:p/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SH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4-07" calcext:value-type="date">
            <text:p>07/04/2023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MAAB SOFIA</text:p>
          </table:table-cell>
          <table:table-cell table:style-name="ce12" office:value-type="float" office:value="25000" calcext:value-type="float">
            <text:p>25000,00</text:p>
          </table:table-cell>
          <table:table-cell table:style-name="ce15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“MAAB MUSTANG” Grande Campeão Nacional e Campeão Melhor Cabeça.</text:p>
            <text:p>Sua mãe “MAAB SOFIA” é Campeã Cria ao Pé.</text:p>
            <text:p>Jumenta pelo de rato, muito bem caracterizada nos padrões da raça Pêga, belo conjunto de frente (cabeça, orelhas e pescoço) e muito marchadeira. </text:p>
            <text:p>Oportunidade de se adquirir uma jumenta de muito futuro!!</text:p>
            <text:p/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IVI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3-24" calcext:value-type="date">
            <text:p>24/03/2023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BIGA AJJ</text:p>
          </table:table-cell>
          <table:table-cell table:style-name="ce12" office:value-type="float" office:value="30000" calcext:value-type="float">
            <text:p>30000,00</text:p>
          </table:table-cell>
          <table:table-cell table:style-name="ce15" office:value-type="float" office:value="3000" calcext:value-type="float">
            <text:p>R$ 3.000,00</text:p>
          </table:table-cell>
          <table:table-cell table:style-name="ce10" office:value-type="string" calcext:value-type="string">
            <text:p>Jumenta filha do Campeão Nacional cria ao pé “MAAB TRIBUTO” que é filho da Tetra Grande Campeã Nacional “XALANA MAAB”. Jumenta de pelagem ruã, muito bonita morfologicamente, com apenas 1 ano de idade, muito precoce, extremamente marchadora, com orelhas gavionadas e bem implantadas, jumenta que tem um futuro brilhante pela frente.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ISE</text:p>
          </table:table-cell>
          <table:table-cell table:style-name="ce2" office:value-type="string" calcext:value-type="string">
            <text:p>RUÃ </text:p>
          </table:table-cell>
          <table:table-cell table:style-name="ce6" office:value-type="date" office:date-value="2023-02-01" calcext:value-type="date">
            <text:p>01/02/2023</text:p>
          </table:table-cell>
          <table:table-cell table:style-name="ce9" office:value-type="float" office:value="4272" calcext:value-type="float">
            <text:p>4272</text:p>
          </table:table-cell>
          <table:table-cell table:style-name="ce9" office:value-type="string" calcext:value-type="string">
            <text:p>NOVA</text:p>
          </table:table-cell>
          <table:table-cell table:style-name="ce9" table:number-columns-repeated="2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MAAB ZENILDA</text:p>
          </table:table-cell>
          <table:table-cell table:style-name="ce12" office:value-type="float" office:value="25000" calcext:value-type="float">
            <text:p>25000,00</text:p>
          </table:table-cell>
          <table:table-cell table:style-name="ce15" office:value-type="float" office:value="2500" calcext:value-type="float">
            <text:p>R$ 2.500,00</text:p>
          </table:table-cell>
          <table:table-cell table:style-name="ce10" office:value-type="string" calcext:value-type="string">
            <text:p>Jumenta de pelagem ruã, possui um belo conjunto de frente (cabeça, orelhas e pescoço).</text:p>
            <text:p>Filha do Campeão Nacional cria ao pé “MAAB TRIBUTO” que é filho da Tetra Grande Campeã Nacional “XALANA MAAB”.</text:p>
            <text:p>Grande oportunidade!!!</text:p>
            <text:p/>
          </table:table-cell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I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2-23" calcext:value-type="date">
            <text:p>23/12/2022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TUTANO</text:p>
          </table:table-cell>
          <table:table-cell table:style-name="ce2" office:value-type="string" calcext:value-type="string">
            <text:p>MAAB ZULEICA</text:p>
          </table:table-cell>
          <table:table-cell table:style-name="ce12" office:value-type="float" office:value="30000" calcext:value-type="float">
            <text:p>30000,00</text:p>
          </table:table-cell>
          <table:table-cell table:style-name="ce15" office:value-type="float" office:value="3000" calcext:value-type="float">
            <text:p>R$ 3.000,00</text:p>
          </table:table-cell>
          <table:table-cell table:style-name="ce10" office:value-type="string" calcext:value-type="string">
            <text:p>Jumenta filha do reprodutor “MAAB TUTANO” jumento pêlo de rato legítimo, último filho que ficou reservado na Fazenda Mula Preta do ÊNEA (9) Campeão Progênie de Pai “DIADEMA MAAB”. </text:p>
            <text:p>Jumenta ruã, muito marchadeira, bem caracterizada nos padrões da raça Pêga, possui um belo conjunto de frente (cabeça, orelhas e pescoço).</text:p>
            <text:p>Jumenta de muito futuro, para criadores exigentes!!</text:p>
            <text:p/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LAR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7-10" calcext:value-type="date">
            <text:p>10/07/2022</text:p>
          </table:table-cell>
          <table:table-cell table:style-name="ce2" office:value-type="float" office:value="4218" calcext:value-type="float">
            <text:p>4218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CRISTAL DAS GARIROBAS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REJ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3-10" calcext:value-type="date">
            <text:p>10/03/2022</text:p>
          </table:table-cell>
          <table:table-cell table:style-name="ce2" office:value-type="float" office:value="4235" calcext:value-type="float">
            <text:p>4235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PLANALTA DAS GARIROBAS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bonita morfologicamente, marchadeira, costelas bem arqueadas, possui um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EST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2-15" calcext:value-type="date">
            <text:p>15/02/2022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HASTA DA GAMELEIRA</text:p>
          </table:table-cell>
          <table:table-cell table:style-name="ce12" office:value-type="float" office:value="25000" calcext:value-type="float">
            <text:p>25000,00</text:p>
          </table:table-cell>
          <table:table-cell table:style-name="ce15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marchadeira, com belo conjunto de frente (cabeça, orelhas e pescoço), muito bem caracterizada nos padrões da raça Pêga.</text:p>
            <text:p>Jumenta com um futuro promissor pela frente.</text:p>
            <text:p/>
          </table:table-cell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AHUL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21-05-03" calcext:value-type="date">
            <text:p>03/05/2021</text:p>
          </table:table-cell>
          <table:table-cell table:style-name="ce2" office:value-type="float" office:value="2871" calcext:value-type="float">
            <text:p>2871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GIGANTE RSF</text:p>
          </table:table-cell>
          <table:table-cell table:style-name="ce4" office:value-type="date" office:date-value="2023-10-10" calcext:value-type="date">
            <text:p>10/10/2023</text:p>
          </table:table-cell>
          <table:table-cell table:style-name="ce2" office:value-type="string" calcext:value-type="string">
            <text:p>MAAB TUFÃO</text:p>
          </table:table-cell>
          <table:table-cell table:style-name="ce2" office:value-type="string" calcext:value-type="string">
            <text:p>MAAB ULIA</text:p>
          </table:table-cell>
          <table:table-cell table:style-name="ce12" office:value-type="float" office:value="60000" calcext:value-type="float">
            <text:p>60000,00</text:p>
          </table:table-cell>
          <table:table-cell table:style-name="ce15" office:value-type="float" office:value="6000" calcext:value-type="float">
            <text:p>R$ 6.000,00</text:p>
          </table:table-cell>
          <table:table-cell table:style-name="ce10" office:value-type="string" calcext:value-type="string">
            <text:p>Jumenta de pelagem preta, pelagem rara, muito procurada e valorizada.</text:p>
            <text:p>Prenha do reprodutor “GIGANTE RSF”.</text:p>
            <text:p>Muito marchadeira, com belo conjunto de frente (cabeça, orelhas e pescoço), muito bem caracterizada nos padrões da raça Pêga.</text:p>
            <text:p>Filha do “MAAB TUFÃO”, o reprodutor preto reserva da Fazenda Mula Preta, portanto neta do “BEIJA FLOR MAAB” Hexa Grande Campeão Nacional.</text:p>
            <text:p>Aproveite!!! Oportunidade Rara.</text:p>
            <text:p/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ZULMIRA</text:p>
          </table:table-cell>
          <table:table-cell table:style-name="ce2" office:value-type="string" calcext:value-type="string">
            <text:p>TORDILHA</text:p>
          </table:table-cell>
          <table:table-cell table:style-name="ce6" office:value-type="date" office:date-value="2019-07-10" calcext:value-type="date">
            <text:p>10/07/2019</text:p>
          </table:table-cell>
          <table:table-cell table:style-name="ce2" office:value-type="float" office:value="5130" calcext:value-type="float">
            <text:p>5130</text:p>
          </table:table-cell>
          <table:table-cell table:style-name="ce2" table:number-columns-repeated="3"/>
          <table:table-cell table:style-name="ce2" office:value-type="string" calcext:value-type="string">
            <text:p>MAAB TUFÃO</text:p>
          </table:table-cell>
          <table:table-cell table:style-name="ce2" office:value-type="string" calcext:value-type="string">
            <text:p>MAAB MAISA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MAAB TUFÃO”, o reprodutor preto reserva da Fazenda Mula Preta, portanto neta do “BEIJA FLOR MAAB” Hexa Grande Campeão Nacional.</text:p>
            <text:p>Jumenta 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JERIC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2" office:value-type="float" office:value="1499" calcext:value-type="float">
            <text:p>1499</text:p>
          </table:table-cell>
          <table:table-cell table:style-name="ce2"/>
          <table:table-cell table:style-name="ce10" office:value-type="string" calcext:value-type="string">
            <text:p>PARIDA DE FÊMEA DO MAAB TUFÃO</text:p>
          </table:table-cell>
          <table:table-cell table:style-name="ce10"/>
          <table:table-cell table:style-name="ce2" table:number-columns-repeated="2"/>
          <table:table-cell table:style-name="ce12" office:value-type="float" office:value="40000" calcext:value-type="float">
            <text:p>40000,00</text:p>
          </table:table-cell>
          <table:table-cell table:style-name="ce15" office:value-type="float" office:value="4000" calcext:value-type="float">
            <text:p>R$ 4.000,00</text:p>
          </table:table-cell>
          <table:table-cell table:style-name="ce10" office:value-type="string" calcext:value-type="string">
            <text:p>Jumenta de pelagem preta!!! Pelagem rara, muito procurada e valorizada.</text:p>
            <text:p>Parida de Fêmea do “MAAB TUFÃO”, o reprodutor preto reserva da Fazenda Mula Preta, portanto neta do “BEIJA FLOR MAAB” Hexa Grande Campeão Nacional.</text:p>
            <text:p>Jumenta comprovada na sua produção, para quem procura uma jumenta preta, está é uma grande oportunidade!!!</text:p>
            <text:p/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TURBINA</text:p>
          </table:table-cell>
          <table:table-cell table:style-name="ce2" office:value-type="string" calcext:value-type="string">
            <text:p>RUÃ </text:p>
          </table:table-cell>
          <table:table-cell table:style-name="ce6" office:value-type="date" office:date-value="2016-10-15" calcext:value-type="date">
            <text:p>15/10/2016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USTANG</text:p>
          </table:table-cell>
          <table:table-cell table:style-name="ce2" office:value-type="string" calcext:value-type="string">
            <text:p>2/14/2024</text:p>
          </table:table-cell>
          <table:table-cell table:style-name="ce2" office:value-type="string" calcext:value-type="string">
            <text:p>GUARANI MAAB </text:p>
          </table:table-cell>
          <table:table-cell table:style-name="ce2" office:value-type="string" calcext:value-type="string">
            <text:p>ESPANHOLA MAAB </text:p>
          </table:table-cell>
          <table:table-cell table:style-name="ce12" office:value-type="float" office:value="25000" calcext:value-type="float">
            <text:p>25000,00</text:p>
          </table:table-cell>
          <table:table-cell table:style-name="ce15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Tri Grande Campeão Nacional e Bi Campeão Nacional melhor cabeça “GUARANI MAAB” recordista de preço, comercializado no Leilão ABCJPÊGA (ENAPÊGA 2022) por R$600.000,00.</text:p>
            <text:p>Prenha do “MAAB MUSTANG”, Grande Campeão Nacional e Campeão Melhor Cabeça.</text:p>
            <text:p>Jumenta para criadores exigentes, marchadeira, muito bem caracterizada nos padrões da raça Pêga.</text:p>
            <text:p>Oportunidade de se adquirir genética MAAB!</text:p>
            <text:p/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ALIANÇ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15-11-19" calcext:value-type="date">
            <text:p>19/11/2015</text:p>
          </table:table-cell>
          <table:table-cell table:style-name="ce2" office:value-type="float" office:value="2614" calcext:value-type="float">
            <text:p>2614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L/A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scendente da criação da Fazenda Aliança do Eduardo Araújo, jumenta muito bem caracterizada nos padrões da raça Pêga, belo conjunto de frente (cabeça, orelhas e pescoço) e muito marchadeira.</text:p>
          </table:table-cell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EI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6-07-13" calcext:value-type="date">
            <text:p>13/07/2006</text:p>
          </table:table-cell>
          <table:table-cell table:style-name="ce9" office:value-type="string" calcext:value-type="string">
            <text:p>1497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CJSA ENZO</text:p>
          </table:table-cell>
          <table:table-cell table:style-name="ce9" office:value-type="string" calcext:value-type="string">
            <text:p>12/20/2023</text:p>
          </table:table-cell>
          <table:table-cell table:number-columns-repeated="2" table:style-name="ce2" office:value-type="string" calcext:value-type="string">
            <text:p>LA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 pelagem ruã.</text:p>
            <text:p>Prenha do “CJSA ENZO” , nosso reprodutor ruão da Fazenda Nossa Senhora de Lourdes no Paraná, ele é neto do Ênea Campeão Nacional Progênie de Pai “DIADEMA MAAB”.</text:p>
            <text:p>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MILAGROS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8-10-07" calcext:value-type="date">
            <text:p>07/10/2008</text:p>
          </table:table-cell>
          <table:table-cell table:style-name="ce2" office:value-type="float" office:value="4226" calcext:value-type="float">
            <text:p>4226</text:p>
          </table:table-cell>
          <table:table-cell table:style-name="ce2" table:number-columns-repeated="3"/>
          <table:table-cell table:style-name="ce2" office:value-type="string" calcext:value-type="string">
            <text:p>ATENAS DO TREVO </text:p>
          </table:table-cell>
          <table:table-cell table:style-name="ce2"/>
          <table:table-cell table:style-name="ce12" office:value-type="float" office:value="3400" calcext:value-type="float">
            <text:p>3400,00</text:p>
          </table:table-cell>
          <table:table-cell table:style-name="ce15" office:value-type="float" office:value="340" calcext:value-type="float">
            <text:p>R$ 340,00</text:p>
          </table:table-cell>
          <table:table-cell table:style-name="ce10" office:value-type="string" calcext:value-type="string">
            <text:p>Único lote triplo de jumentas.</text:p>
            <text:p>3 jumentas de pelagem ruã, muito marchadeiras, bem caracterizadas nos padrões da raça pêga.</text:p>
            <text:p>Vem da linhagem do criatório do Sr. Vagner Vilela de Araçatuba-SP.</text:p>
            <text:p/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NIC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7-07-10" calcext:value-type="date">
            <text:p>10/07/2007</text:p>
          </table:table-cell>
          <table:table-cell table:style-name="ce9" office:value-type="string" calcext:value-type="string">
            <text:p>1522</text:p>
          </table:table-cell>
          <table:table-cell table:style-name="ce9" table:number-columns-repeated="3"/>
          <table:table-cell table:number-columns-repeated="2" table:style-name="ce2" office:value-type="string" calcext:value-type="string">
            <text:p>LA</text:p>
          </table:table-cell>
          <table:table-cell table:style-name="ce12" office:value-type="float" office:value="3400" calcext:value-type="float">
            <text:p>3400,00</text:p>
          </table:table-cell>
          <table:table-cell table:style-name="ce15" office:value-type="float" office:value="340" calcext:value-type="float">
            <text:p>R$ 340,00</text:p>
          </table:table-cell>
          <table:table-cell table:style-name="ce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NAV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2-07-13" calcext:value-type="date">
            <text:p>13/07/2002</text:p>
          </table:table-cell>
          <table:table-cell table:style-name="ce2" office:value-type="float" office:value="4245" calcext:value-type="float">
            <text:p>4245</text:p>
          </table:table-cell>
          <table:table-cell table:style-name="ce2" table:number-columns-repeated="3"/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 </text:p>
          </table:table-cell>
          <table:table-cell table:style-name="ce12" office:value-type="float" office:value="3400" calcext:value-type="float">
            <text:p>3400,00</text:p>
          </table:table-cell>
          <table:table-cell table:style-name="ce15" office:value-type="float" office:value="340" calcext:value-type="float">
            <text:p>R$ 340,00</text:p>
          </table:table-cell>
          <table:table-cell table:style-name="ce10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ALINHA 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10-10" calcext:value-type="date">
            <text:p>10/10/2019</text:p>
          </table:table-cell>
          <table:table-cell table:style-name="ce2" office:value-type="float" office:value="3614" calcext:value-type="float">
            <text:p>3614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L/A</text:p>
          </table:table-cell>
          <table:table-cell table:style-name="ce12" office:value-type="float" office:value="15000" calcext:value-type="float">
            <text:p>15000,00</text:p>
          </table:table-cell>
          <table:table-cell table:style-name="ce15" office:value-type="float" office:value="1500" calcext:value-type="float">
            <text:p>R$ 1.500,00</text:p>
          </table:table-cell>
          <table:table-cell table:style-name="ce17" office:value-type="string" calcext:value-type="string">
            <text:p>SHOW!! MINI MULA!</text:p>
            <text:p>Belo lote de mula bardoto piquira para quem gosta de pelagens exóticas!</text:p>
            <text:p>Extremamente marchadeira e dócil, muito bem caracterizada morfologicamente e com uma pelagem rara de se encontrar. Para quem quer adquirir uma raridade, essa é a oportunidade ! BARDOTA </text:p>
            <text:p/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IN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1-15" calcext:value-type="date">
            <text:p>15/11/2022</text:p>
          </table:table-cell>
          <table:table-cell table:style-name="ce2" office:value-type="float" office:value="2909" calcext:value-type="float">
            <text:p>2909</text:p>
          </table:table-cell>
          <table:table-cell table:style-name="ce2" table:number-columns-repeated="3"/>
          <table:table-cell table:style-name="ce2" office:value-type="string" calcext:value-type="string">
            <text:p>MAAB SULTÃO</text:p>
          </table:table-cell>
          <table:table-cell table:style-name="ce2" office:value-type="string" calcext:value-type="string">
            <text:p>TÃO BELA 42</text:p>
          </table:table-cell>
          <table:table-cell table:style-name="ce12" office:value-type="float" office:value="18000" calcext:value-type="float">
            <text:p>18000,00</text:p>
          </table:table-cell>
          <table:table-cell table:style-name="ce15" office:value-type="float" office:value="1800" calcext:value-type="float">
            <text:p>R$ 1.800,00</text:p>
          </table:table-cell>
          <table:table-cell table:style-name="ce10" office:value-type="string" calcext:value-type="string">
            <text:p>Mula de pelagem ruã, filha do “MAAB SULTÃO” Grande Campeão Nacional em égua Mangalarga Paulista registrada “TÃO BELA 42”, uma mula muito marchadeira, belo conjunto de frente (cabeça, orelhas e pescoço), futura mula de patrão.</text:p>
          </table:table-cell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MINIQUE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23-02-14" calcext:value-type="date">
            <text:p>14/02/2023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table:number-columns-repeated="3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LENDA II DE PASSA TEMPO</text:p>
          </table:table-cell>
          <table:table-cell table:style-name="ce12" office:value-type="float" office:value="25000" calcext:value-type="float">
            <text:p>25000,00</text:p>
          </table:table-cell>
          <table:table-cell table:style-name="ce15" office:value-type="float" office:value="2500" calcext:value-type="float">
            <text:p>R$ 2.500,00</text:p>
          </table:table-cell>
          <table:table-cell table:style-name="ce10" office:value-type="string" calcext:value-type="string">
            <text:p>Mula de pelagem preta!!! Pelagem rara, muito procurada e valorizada.</text:p>
            <text:p>Filha do “MAAB MUSTANG” Grande Campeão Nacional e Campeão Melhor Cabeça em égua Mangalarga Marchador registrada “LENDA II DE PASSA TEMPO”.</text:p>
            <text:p>Oportunidade única!!!!</text:p>
            <text:p/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INA</text:p>
          </table:table-cell>
          <table:table-cell table:style-name="ce2" office:value-type="string" calcext:value-type="string">
            <text:p>CASTANHA</text:p>
          </table:table-cell>
          <table:table-cell table:style-name="ce6" office:value-type="date" office:date-value="2023-02-11" calcext:value-type="date">
            <text:p>11/02/202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6000" calcext:value-type="float">
            <text:p>16000,00</text:p>
          </table:table-cell>
          <table:table-cell table:style-name="ce15" office:value-type="float" office:value="1600" calcext:value-type="float">
            <text:p>R$ 1.600,00</text:p>
          </table:table-cell>
          <table:table-cell table:style-name="ce10" office:value-type="string" calcext:value-type="string">
            <text:p>Mula castanh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JU</text:p>
          </table:table-cell>
          <table:table-cell table:style-name="ce2" office:value-type="string" calcext:value-type="string">
            <text:p>PÊLO DE RATO</text:p>
          </table:table-cell>
          <table:table-cell table:style-name="ce6" office:value-type="date" office:date-value="2022-11-08" calcext:value-type="date">
            <text:p>08/11/202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6000" calcext:value-type="float">
            <text:p>16000,00</text:p>
          </table:table-cell>
          <table:table-cell table:style-name="ce15" office:value-type="float" office:value="1600" calcext:value-type="float">
            <text:p>R$ 1.600,00</text:p>
          </table:table-cell>
          <table:table-cell table:style-name="ce10" office:value-type="string" calcext:value-type="string">
            <text:p>Mula pelo de rato, filha do jumento “MAAB VAIDOSO” em égua mangalarga marchador.</text:p>
            <text:p>Mula de boa índole e marchadeira, muito bonita morfologicamente, para domar e deixar pronta de acordo com sua preferência!</text:p>
            <text:p/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OREN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03-01" calcext:value-type="date">
            <text:p>01/03/2019</text:p>
          </table:table-cell>
          <table:table-cell table:style-name="ce2" table:number-columns-repeated="4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Linda mula preta domada!!!!!!</text:p>
            <text:p>Filha do Bi Grande Campeão Nacional e Reservado Campeão Progênie de Pai “APACHE MAAB” que produz muares marchadores e de muita beleza e índole dócil.</text:p>
            <text:p>Mula muito bonita morfologicamente, com um belo conjunto de frente (cabeça, orelhas e pescoço), de pelagem muito valorizada!</text:p>
            <text:p>Oportunidade!!!!</text:p>
            <text:p/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AMORA</text:p>
          </table:table-cell>
          <table:table-cell table:style-name="ce2" office:value-type="string" calcext:value-type="string">
            <text:p>RUANA CALÇADA</text:p>
          </table:table-cell>
          <table:table-cell table:style-name="ce6" office:value-type="date" office:date-value="2023-05-14" calcext:value-type="date">
            <text:p>14/05/20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5000" calcext:value-type="float">
            <text:p>15000,00</text:p>
          </table:table-cell>
          <table:table-cell table:style-name="ce15" office:value-type="float" office:value="1500" calcext:value-type="float">
            <text:p>R$ 1.500,00</text:p>
          </table:table-cell>
          <table:table-cell table:style-name="ce10" office:value-type="string" calcext:value-type="string">
            <text:p>Mula ruana calçad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CAPITU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6-10" calcext:value-type="date">
            <text:p>10/06/202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5000" calcext:value-type="float">
            <text:p>15000,00</text:p>
          </table:table-cell>
          <table:table-cell table:style-name="ce15" office:value-type="float" office:value="1500" calcext:value-type="float">
            <text:p>R$ 1.5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MEL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4-10" calcext:value-type="date">
            <text:p>10/04/202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5000" calcext:value-type="float">
            <text:p>15000,00</text:p>
          </table:table-cell>
          <table:table-cell table:style-name="ce15" office:value-type="float" office:value="1500" calcext:value-type="float">
            <text:p>R$ 1.5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SARA</text:p>
          </table:table-cell>
          <table:table-cell table:style-name="ce2" office:value-type="string" calcext:value-type="string">
            <text:p>BAIA</text:p>
          </table:table-cell>
          <table:table-cell table:style-name="ce6" office:value-type="date" office:date-value="2023-02-12" calcext:value-type="date">
            <text:p>12/02/202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5000" calcext:value-type="float">
            <text:p>15000,00</text:p>
          </table:table-cell>
          <table:table-cell table:style-name="ce15" office:value-type="float" office:value="1500" calcext:value-type="float">
            <text:p>R$ 1.500,00</text:p>
          </table:table-cell>
          <table:table-cell table:style-name="ce10" office:value-type="string" calcext:value-type="string">
            <text:p>Mula bai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3-05" calcext:value-type="date">
            <text:p>05/03/202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8000" calcext:value-type="float">
            <text:p>18000,00</text:p>
          </table:table-cell>
          <table:table-cell table:style-name="ce15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NA</text:p>
          </table:table-cell>
          <table:table-cell table:style-name="ce2" office:value-type="string" calcext:value-type="string">
            <text:p>BAIA</text:p>
          </table:table-cell>
          <table:table-cell table:style-name="ce6" office:value-type="date" office:date-value="2023-03-18" calcext:value-type="date">
            <text:p>18/03/202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8000" calcext:value-type="float">
            <text:p>18000,00</text:p>
          </table:table-cell>
          <table:table-cell table:style-name="ce15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DIA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2-22" calcext:value-type="date">
            <text:p>22/12/202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8000" calcext:value-type="float">
            <text:p>18000,00</text:p>
          </table:table-cell>
          <table:table-cell table:style-name="ce15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JAD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1-20" calcext:value-type="date">
            <text:p>20/11/202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8000" calcext:value-type="float">
            <text:p>18000,00</text:p>
          </table:table-cell>
          <table:table-cell table:style-name="ce15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ATAL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2-12-24" calcext:value-type="date">
            <text:p>24/12/2022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table:number-columns-repeated="3"/>
          <table:table-cell table:style-name="ce2" office:value-type="string" calcext:value-type="string">
            <text:p>MAAB TUFÃO </text:p>
          </table:table-cell>
          <table:table-cell table:style-name="ce2" office:value-type="string" calcext:value-type="string">
            <text:p>NIGÉRIA BI TE</text:p>
          </table:table-cell>
          <table:table-cell table:style-name="ce12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Burro de pelagem ruão, muito bonito morfologicamente e muito marchador.</text:p>
            <text:p>Filha do “MAAB TUFÃO”, o reprodutor preto reserva da Fazenda Mula Preta, portanto neto do “BEIJA FLOR MAAB” Hexa Grande Campeão Nacional.</text:p>
            <text:p/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AMPEÃO</text:p>
          </table:table-cell>
          <table:table-cell table:style-name="ce2" office:value-type="string" calcext:value-type="string">
            <text:p>PRETO CALÇADO</text:p>
          </table:table-cell>
          <table:table-cell table:style-name="ce6" office:value-type="date" office:date-value="2022-10-20" calcext:value-type="date">
            <text:p>20/10/2022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table:number-columns-repeated="3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ONDARA DE NANUQUE</text:p>
          </table:table-cell>
          <table:table-cell table:style-name="ce12" office:value-type="float" office:value="18000" calcext:value-type="float">
            <text:p>18000,00</text:p>
          </table:table-cell>
          <table:table-cell table:style-name="ce2" office:value-type="string" calcext:value-type="string">
            <text:p>R$1.800,00</text:p>
          </table:table-cell>
          <table:table-cell table:style-name="ce10" office:value-type="string" calcext:value-type="string">
            <text:p>Burro preto calçado, pelagem muito procurada e valorizada.</text:p>
            <text:p>Lindo burro com morfologia perfeita e muito marchador.</text:p>
            <text:p>Filho do “MAAB MUSTANG” Grande Campeão Nacional e Campeão Melhor Cabeça.</text:p>
            <text:p>Oportunidade de se adquirir um animal diferenciado!!</text:p>
            <text:p/>
          </table:table-cell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X</text:p>
          </table:table-cell>
          <table:table-cell table:style-name="ce2" office:value-type="string" calcext:value-type="string">
            <text:p>TORDILHO</text:p>
          </table:table-cell>
          <table:table-cell table:style-name="ce6" office:value-type="date" office:date-value="2023-02-07" calcext:value-type="date">
            <text:p>07/02/202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style-name="ce2" office:value-type="string" calcext:value-type="string">
            <text:p>MAAB CHARUTO</text:p>
          </table:table-cell>
          <table:table-cell table:style-name="ce2" office:value-type="string" calcext:value-type="string">
            <text:p>MANGOLINA</text:p>
          </table:table-cell>
          <table:table-cell table:style-name="ce12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Burro de pelagem tordilha.</text:p>
            <text:p>Filho do jumento “MAAB CHARUTO” em égua mangolina.</text:p>
            <text:p>Burro marchador de boa índole, com boa caracterização racial.</text:p>
            <text:p/>
          </table:table-cell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KE</text:p>
          </table:table-cell>
          <table:table-cell table:style-name="ce2" office:value-type="string" calcext:value-type="string">
            <text:p>BAIO CALÇADO</text:p>
          </table:table-cell>
          <table:table-cell table:style-name="ce6" office:value-type="date" office:date-value="2023-03-05" calcext:value-type="date">
            <text:p>05/03/202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style-name="ce2" office:value-type="string" calcext:value-type="string">
            <text:p>MAAB CHARUTO</text:p>
          </table:table-cell>
          <table:table-cell table:style-name="ce2" office:value-type="string" calcext:value-type="string">
            <text:p>MANGOLINA</text:p>
          </table:table-cell>
          <table:table-cell table:style-name="ce12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Burro de pelagem baio calçado.</text:p>
            <text:p>Filho do jumento “MAAB CHARUTO” em égua mangolina.</text:p>
            <text:p>Burro marchador de boa índole, com boa caracterização racial.</text:p>
            <text:p/>
          </table:table-cell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ELVIS</text:p>
          </table:table-cell>
          <table:table-cell table:style-name="ce2" office:value-type="string" calcext:value-type="string">
            <text:p>BAIO <text:s/></text:p>
          </table:table-cell>
          <table:table-cell table:style-name="ce6" office:value-type="date" office:date-value="2023-04-18" calcext:value-type="date">
            <text:p>18/04/2023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CAMPOLINA</text:p>
          </table:table-cell>
          <table:table-cell table:style-name="ce12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Burro de pelagem baio.</text:p>
            <text:p>Filho do jumento “MAAB VAIDOSO”” em égua campolina.</text:p>
            <text:p>Burro marchador de boa índole, com boa caracterização racial.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ZEUS</text:p>
          </table:table-cell>
          <table:table-cell table:style-name="ce4" office:value-type="string" calcext:value-type="string">
            <text:p>RUÃO </text:p>
          </table:table-cell>
          <table:table-cell table:style-name="ce6" office:value-type="date" office:date-value="2023-01-22" calcext:value-type="date">
            <text:p>22/01/202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Bi Grande Campeão Nacional e Reservado Campeão Progênie de Pai “APACHE MAAB” que produz muares marchadores e de muita beleza e índole dócil.</text:p>
            <text:p>Muito bonito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HULK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3-01-22" calcext:value-type="date">
            <text:p>22/01/202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Bi Grande Campeão Nacional e Reservado Campeão Progênie de Pai “APACHE MAAB” que produz muares marchadores e de muita beleza e índole dócil.</text:p>
            <text:p>Muito bonito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BRUCE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2-11-10" calcext:value-type="date">
            <text:p>10/11/202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2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jumento “MAAB VAIDOSO”” em égua mangalarga marchador.</text:p>
            <text:p>Burro marchador de boa índole, com boa caracterização racial.</text:p>
            <text:p/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THOR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22-12-29" calcext:value-type="date">
            <text:p>29/12/2022</text:p>
          </table:table-cell>
          <table:table-cell table:style-name="ce2" office:value-type="float" office:value="3624" calcext:value-type="float">
            <text:p>3624</text:p>
          </table:table-cell>
          <table:table-cell table:style-name="ce2" table:number-columns-repeated="3"/>
          <table:table-cell table:style-name="ce2" office:value-type="string" calcext:value-type="string">
            <text:p>CAPRICHO SP DO PAPU</text:p>
          </table:table-cell>
          <table:table-cell table:style-name="ce2" office:value-type="string" calcext:value-type="string">
            <text:p>MILONGA DO PAPU</text:p>
          </table:table-cell>
          <table:table-cell table:style-name="ce12" office:value-type="float" office:value="6000" calcext:value-type="float">
            <text:p>6000,00</text:p>
          </table:table-cell>
          <table:table-cell table:style-name="ce15" office:value-type="float" office:value="600" calcext:value-type="float">
            <text:p>R$ 600,00</text:p>
          </table:table-cell>
          <table:table-cell table:style-name="ce10" office:value-type="string" calcext:value-type="string">
            <text:p>Filho do grande garanhão “CAPRICHO SP DO PAPU” com a égua “MILONGA DO PAPU”, uma das melhores linhagens do mangalarga paulista.</text:p>
            <text:p>Um lindo potro mangalarga paulista, futuro garanhão,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ONO</text:p>
          </table:table-cell>
          <table:table-cell table:style-name="ce2" office:value-type="string" calcext:value-type="string">
            <text:p>ALAZÃO <text:s/></text:p>
          </table:table-cell>
          <table:table-cell table:style-name="ce6" office:value-type="date" office:date-value="2021-01-10" calcext:value-type="date">
            <text:p>10/01/2021</text:p>
          </table:table-cell>
          <table:table-cell table:style-name="ce2" table:number-columns-repeated="4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2" office:value-type="float" office:value="6000" calcext:value-type="float">
            <text:p>6000,00</text:p>
          </table:table-cell>
          <table:table-cell table:style-name="ce15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ÂMBAR</text:p>
          </table:table-cell>
          <table:table-cell table:style-name="ce2" office:value-type="string" calcext:value-type="string">
            <text:p>ALAZÃO CALÇADO 3 PATAS</text:p>
          </table:table-cell>
          <table:table-cell table:style-name="ce6" office:value-type="date" office:date-value="2020-12-10" calcext:value-type="date">
            <text:p>10/12/2020</text:p>
          </table:table-cell>
          <table:table-cell table:style-name="ce2" table:number-columns-repeated="4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2" office:value-type="float" office:value="6000" calcext:value-type="float">
            <text:p>6000,00</text:p>
          </table:table-cell>
          <table:table-cell table:style-name="ce15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DGE</text:p>
          </table:table-cell>
          <table:table-cell table:style-name="ce2" office:value-type="string" calcext:value-type="string">
            <text:p>ALAZÃO <text:s/></text:p>
          </table:table-cell>
          <table:table-cell table:style-name="ce6" office:value-type="date" office:date-value="2020-11-10" calcext:value-type="date">
            <text:p>10/11/2020</text:p>
          </table:table-cell>
          <table:table-cell table:style-name="ce2" table:number-columns-repeated="4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2" office:value-type="float" office:value="6000" calcext:value-type="float">
            <text:p>6000,00</text:p>
          </table:table-cell>
          <table:table-cell table:style-name="ce15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ISTÉRIO II DE PASSA TEMPO</text:p>
          </table:table-cell>
          <table:table-cell table:style-name="ce2" office:value-type="string" calcext:value-type="string">
            <text:p>CASTANHO</text:p>
          </table:table-cell>
          <table:table-cell table:style-name="ce6" office:value-type="date" office:date-value="2019-11-01" calcext:value-type="date">
            <text:p>01/11/2019</text:p>
          </table:table-cell>
          <table:table-cell table:style-name="ce2" office:value-type="float" office:value="286545" calcext:value-type="float">
            <text:p>286545</text:p>
          </table:table-cell>
          <table:table-cell table:style-name="ce2" table:number-columns-repeated="3"/>
          <table:table-cell table:style-name="ce2" office:value-type="string" calcext:value-type="string">
            <text:p>EVEREST DE PASSA TEMPO</text:p>
          </table:table-cell>
          <table:table-cell table:style-name="ce2" office:value-type="string" calcext:value-type="string">
            <text:p>AURORA EC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15" office:value-type="float" office:value="2000" calcext:value-type="float">
            <text:p>R$ 2.000,00</text:p>
          </table:table-cell>
          <table:table-cell table:style-name="ce10" office:value-type="string" calcext:value-type="string">
            <text:p>VEM DE UMA LINHAGEM DE UM DOS MELHORES CRIATÓRIOS DO BRASIL.</text:p>
            <text:p>Cavalo com sangue centenário, destaca-se pela sua beleza racial, com o seu tamanho ideal de sela e muito marchador. </text:p>
            <text:p>Filho do garanhão “EVEREST DE PASSA TEMPO”, Campeão Nacional CBM de Marcha Picada em 2020 e foi o reprodutor principal da seleção PASSA TEMPO, pai de vários campeões e campeãs nacionais.</text:p>
            <text:p/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ÉGU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PALOMA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15-10-10" calcext:value-type="date">
            <text:p>10/10/201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M.P</text:p>
          </table:table-cell>
          <table:table-cell table:style-name="ce12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mangalarga paulista muito bonita morfologicamente e marchadeira.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ÉGU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SCALA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13-05-10" calcext:value-type="date">
            <text:p>10/05/2013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M.P</text:p>
          </table:table-cell>
          <table:table-cell table:style-name="ce12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Linda égua mangalarga paulista muito bonita morfologicamente e marchadeira.</text:p>
            <text:p>Prenha do jumento “MAAB  KAMARO” um dos principais jumentos da Fazenda Mula Preta.</text:p>
            <text:p/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JADE</text:p>
          </table:table-cell>
          <table:table-cell table:style-name="ce2" office:value-type="string" calcext:value-type="string">
            <text:p>PAMPA </text:p>
          </table:table-cell>
          <table:table-cell table:style-name="ce6" office:value-type="date" office:date-value="2023-01-18" calcext:value-type="date">
            <text:p>18/01/2023</text:p>
          </table:table-cell>
          <table:table-cell table:style-name="ce2" office:value-type="float" office:value="2957" calcext:value-type="float">
            <text:p>2957</text:p>
          </table:table-cell>
          <table:table-cell table:style-name="ce2" table:number-columns-repeated="3"/>
          <table:table-cell table:style-name="ce2" office:value-type="string" calcext:value-type="string">
            <text:p>FREUD DO HUMAITA</text:p>
          </table:table-cell>
          <table:table-cell table:style-name="ce2" office:value-type="string" calcext:value-type="string">
            <text:p>MAAB TINTA</text:p>
          </table:table-cell>
          <table:table-cell table:style-name="ce12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SHOW!! </text:p>
            <text:p>Linda égua piquira pampa.</text:p>
            <text:p>Extremamente marchadeira e dócil, muito bem caracterizada morfologicamente e com uma pelagem rara de se encontrar.</text:p>
            <text:p>Filha do garanhão “FREUD DO HUMAITA”, um dos principais haras de cavalo piquira pampa do Brasil.</text:p>
            <text:p/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DRUGADA </text:p>
          </table:table-cell>
          <table:table-cell table:style-name="ce2" office:value-type="string" calcext:value-type="string">
            <text:p>PRETA <text:s/></text:p>
          </table:table-cell>
          <table:table-cell table:style-name="ce6" office:value-type="date" office:date-value="2005-11-12" calcext:value-type="date">
            <text:p>12/11/2005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table:number-columns-repeated="3"/>
          <table:table-cell table:style-name="ce2" office:value-type="string" calcext:value-type="string">
            <text:p>GÁS BROTINHO </text:p>
          </table:table-cell>
          <table:table-cell table:style-name="ce2" office:value-type="string" calcext:value-type="string">
            <text:p>PIQUIRA</text:p>
          </table:table-cell>
          <table:table-cell table:style-name="ce12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piquira preta, domada e marchadeira.</text:p>
            <text:p>Filha do “GÁS BROTINHO”.</text:p>
            <text:p/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PRINCESA</text:p>
          </table:table-cell>
          <table:table-cell table:style-name="ce2" office:value-type="string" calcext:value-type="string">
            <text:p>PRETA </text:p>
          </table:table-cell>
          <table:table-cell table:style-name="ce6" office:value-type="date" office:date-value="2023-01-09" calcext:value-type="date">
            <text:p>09/01/2023</text:p>
          </table:table-cell>
          <table:table-cell table:style-name="ce2" office:value-type="float" office:value="3641" calcext:value-type="float">
            <text:p>3641</text:p>
          </table:table-cell>
          <table:table-cell table:style-name="ce2" table:number-columns-repeated="3"/>
          <table:table-cell table:style-name="ce2" office:value-type="string" calcext:value-type="string">
            <text:p>FEIJÃOZINHO DE BICAS</text:p>
          </table:table-cell>
          <table:table-cell table:style-name="ce2" office:value-type="string" calcext:value-type="string">
            <text:p>HAVANA DA RIBALTA</text:p>
          </table:table-cell>
          <table:table-cell table:style-name="ce12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preta pônei, animal raro e que encanta as crianças. </text:p>
            <text:p>Filha do “FEIJÃOZINHO DE BICAS”. </text:p>
            <text:p/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FALCON</text:p>
          </table:table-cell>
          <table:table-cell table:style-name="ce2" office:value-type="string" calcext:value-type="string">
            <text:p>COLORADA REQUEIMADA</text:p>
          </table:table-cell>
          <table:table-cell table:style-name="ce6" office:value-type="date" office:date-value="2022-09-30" calcext:value-type="date">
            <text:p>30/09/202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style-name="ce2" office:value-type="string" calcext:value-type="string">
            <text:p>BASCO VENENO</text:p>
          </table:table-cell>
          <table:table-cell table:style-name="ce2" office:value-type="string" calcext:value-type="string">
            <text:p>JÓIA RARA DE SANTA EDWIGES</text:p>
          </table:table-cell>
          <table:table-cell table:style-name="ce12" office:value-type="float" office:value="6000" calcext:value-type="float">
            <text:p>6000,00</text:p>
          </table:table-cell>
          <table:table-cell table:style-name="ce2" office:value-type="string" calcext:value-type="string">
            <text:p>R$600,00</text:p>
          </table:table-cell>
          <table:table-cell table:style-name="ce10" office:value-type="string" calcext:value-type="string">
            <text:p>Cavalo crioulo de pelagem colorada requeimada registrado na ABCCC.</text:p>
            <text:p>Filho do garanhão “BASCO VENENO” com a “JÓIA RARA DA SANTA EDWIGES”, uma linhagem muito conhecida na raça crioulo, animal indicado para trabalho e reprodução.</text:p>
            <text:p/>
          </table:table-cell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NXUTO</text:p>
          </table:table-cell>
          <table:table-cell table:style-name="ce2" office:value-type="string" calcext:value-type="string">
            <text:p>GATEADA</text:p>
          </table:table-cell>
          <table:table-cell table:style-name="ce6" office:value-type="date" office:date-value="2021-10-12" calcext:value-type="date">
            <text:p>12/10/202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BT LUCERO</text:p>
          </table:table-cell>
          <table:table-cell table:style-name="ce2" office:value-type="string" calcext:value-type="string">
            <text:p>JÓIA RARA DE SANTA EDWIGES</text:p>
          </table:table-cell>
          <table:table-cell table:style-name="ce12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Cavalo crioulo de pelagem gateada registrado na ABCCC.</text:p>
            <text:p>Filho do garanhão  “BT LUCERO” com a “JÓIA RARA DA SANTA EDWIGES uma linhagem muito conhecida na raça crioulo, animal indicado para trabalho, passeios, futuro reprodutor e para participar de provas.</text:p>
            <text:p>É um cruzamento de duas linhagens das mais importantes da raça crioula.</text:p>
            <text:p/>
          </table:table-cell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VEREST</text:p>
          </table:table-cell>
          <table:table-cell table:style-name="ce2" office:value-type="string" calcext:value-type="string">
            <text:p>LOBUNA</text:p>
          </table:table-cell>
          <table:table-cell table:style-name="ce6" office:value-type="date" office:date-value="2021-11-10" calcext:value-type="date">
            <text:p>10/11/202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style-name="ce2" office:value-type="string" calcext:value-type="string">
            <text:p>HARMÔNICO DA ASKATASUNA</text:p>
          </table:table-cell>
          <table:table-cell table:style-name="ce2" office:value-type="string" calcext:value-type="string">
            <text:p>JA MANEIA</text:p>
          </table:table-cell>
          <table:table-cell table:style-name="ce12" office:value-type="float" office:value="6000" calcext:value-type="float">
            <text:p>6000,00</text:p>
          </table:table-cell>
          <table:table-cell table:style-name="ce2" office:value-type="string" calcext:value-type="string">
            <text:p>R$600,00</text:p>
          </table:table-cell>
          <table:table-cell table:style-name="ce10" office:value-type="string" calcext:value-type="string">
            <text:p>Cavalo crioulo de pelagem lobuna registrado na ABCCC.</text:p>
            <text:p>Filho do garanhão “HARMONICO DA ASKATASUNA” com a “JÁ MANEIA”, uma linhagem muito conhecida na raça crioulo, animal indicado para trabalho e reprodução.</text:p>
            <text:p/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RIOULO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BASCA ESPERTA</text:p>
          </table:table-cell>
          <table:table-cell table:style-name="ce2" office:value-type="string" calcext:value-type="string">
            <text:p>ZAINA NEGRA</text:p>
          </table:table-cell>
          <table:table-cell table:style-name="ce6" office:value-type="date" office:date-value="2017-10-15" calcext:value-type="date">
            <text:p>15/10/2017</text:p>
          </table:table-cell>
          <table:table-cell table:style-name="ce2" office:value-type="float" office:value="1162" calcext:value-type="float">
            <text:p>1162</text:p>
          </table:table-cell>
          <table:table-cell table:style-name="ce2" table:number-columns-repeated="3"/>
          <table:table-cell table:style-name="ce2" office:value-type="string" calcext:value-type="string">
            <text:p>BASCO ONÁSSIS</text:p>
          </table:table-cell>
          <table:table-cell table:style-name="ce2" office:value-type="string" calcext:value-type="string">
            <text:p>BASCA VIDA MANSA</text:p>
          </table:table-cell>
          <table:table-cell table:style-name="ce12" office:value-type="float" office:value="20000" calcext:value-type="float">
            <text:p>20000,00</text:p>
          </table:table-cell>
          <table:table-cell table:style-name="ce2" office:value-type="string" calcext:value-type="string">
            <text:p>R$2.000,00</text:p>
          </table:table-cell>
          <table:table-cell table:style-name="ce10" office:value-type="string" calcext:value-type="string">
            <text:p>Filha do “BASCO ONÁSSIS” com a “BASCA VIDA MANSA”.</text:p>
            <text:p>Reprodutor com maior número de filhos na Expointer, Campeão Nacional e na linha baixa, linhagem das mais importantes da fazenda BT PAINEIRAS.</text:p>
            <text:p>Prenha do “CHAMAMÉ NOTCHERO”, Grande Campeão em Uruguaiana e Reservado Grande na Expointer.</text:p>
            <text:p>Pelagem zaina negra.</text:p>
            <text:p/>
          </table:table-cell>
        </table:table-row>
        <table:table-row table:style-name="ro6" table:number-rows-repeated="1048513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R$ 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08:55:55.194000000</meta:creation-date>
    <dc:date>2024-04-25T08:57:18.119000000</dc:date>
    <meta:editing-duration>PT1M22S</meta:editing-duration>
    <meta:editing-cycles>2</meta:editing-cycles>
    <meta:generator>LibreOffice/7.4.3.2$Windows_X86_64 LibreOffice_project/1048a8393ae2eeec98dff31b5c133c5f1d08b890</meta:generator>
    <meta:document-statistic meta:table-count="1" meta:cell-count="758" meta:object-count="0"/>
  </office:meta>
</office:document-meta>
</file>